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d57f" officeooo:paragraph-rsid="002cb5eb"/>
    </style:style>
    <style:style style:name="P2" style:family="paragraph" style:parent-style-name="Standard">
      <style:text-properties officeooo:rsid="004aefe7" officeooo:paragraph-rsid="004aefe7"/>
    </style:style>
    <style:style style:name="P3" style:family="paragraph" style:parent-style-name="Standard">
      <style:text-properties fo:language="en" fo:country="US" officeooo:rsid="004aefe7" officeooo:paragraph-rsid="004aefe7"/>
    </style:style>
    <style:style style:name="P4" style:family="paragraph" style:parent-style-name="Standard">
      <style:text-properties officeooo:rsid="0058063c" officeooo:paragraph-rsid="0058063c"/>
    </style:style>
    <style:style style:name="P5" style:family="paragraph" style:parent-style-name="Heading_20_1">
      <style:text-properties officeooo:rsid="00549d00" officeooo:paragraph-rsid="00549d00"/>
    </style:style>
    <style:style style:name="T1" style:family="text">
      <style:text-properties officeooo:rsid="005632a0"/>
    </style:style>
    <style:style style:name="T2" style:family="text">
      <style:text-properties officeooo:rsid="0059b7c0"/>
    </style:style>
    <style:style style:name="T3" style:family="text">
      <style:text-properties officeooo:rsid="005bb1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Transformation - <text:span text:style-name="T3">Technologie</text:span></text:h>
      <text:p text:style-name="P1"/>
      <text:p text:style-name="P4">Die Stunden sind hochgradig interaktiv konzipiert: In der Regel bekommt der Nutzer eine unmittelbare Rückmeldung. Zudem kommen diverse Medien zum Einsatz (Film, Audio, Info-Grafik etc.).</text:p>
      <text:p text:style-name="P2"/>
      <text:p text:style-name="P2"/>
      <text:p text:style-name="P3">The <text:span text:style-name="T2">lessons</text:span> are designed to be highly interactive: As a rule, the user receives immediate feedback. In addition, various media are used (film, audio, info graphics etc.)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30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0:00:51.898344345</meta:creation-date>
    <dc:date>2019-04-05T18:48:48.945323638</dc:date>
    <meta:editing-duration>PT2H22M</meta:editing-duration>
    <meta:editing-cycles>22</meta:editing-cycles>
    <meta:generator>LibreOffice/6.0.6.2$Linux_X86_64 LibreOffice_project/00m0$Build-2</meta:generator>
    <meta:document-statistic meta:table-count="0" meta:image-count="0" meta:object-count="0" meta:page-count="1" meta:paragraph-count="3" meta:word-count="55" meta:character-count="384" meta:non-whitespace-character-count="332"/>
  </office:meta>
</office:document-meta>
</file>